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5770" officeooo:paragraph-rsid="001c5770"/>
    </style:style>
    <style:style style:name="P2" style:family="paragraph" style:parent-style-name="Standard">
      <style:text-properties officeooo:rsid="001c5770" officeooo:paragraph-rsid="001d0695"/>
    </style:style>
    <style:style style:name="P3" style:family="paragraph" style:parent-style-name="Standard">
      <style:paragraph-properties fo:line-height="100%" fo:text-align="start" style:justify-single-word="false"/>
      <style:text-properties officeooo:rsid="001c5770" officeooo:paragraph-rsid="00269bb9"/>
    </style:style>
    <style:style style:name="P4" style:family="paragraph" style:parent-style-name="Standard">
      <style:text-properties officeooo:rsid="001c5770" officeooo:paragraph-rsid="001fd03b"/>
    </style:style>
    <style:style style:name="P5" style:family="paragraph" style:parent-style-name="Standard">
      <style:text-properties officeooo:rsid="001c5770" officeooo:paragraph-rsid="002017e7"/>
    </style:style>
    <style:style style:name="P6" style:family="paragraph" style:parent-style-name="Standard">
      <style:text-properties officeooo:rsid="001c5770" officeooo:paragraph-rsid="0020b6bd"/>
    </style:style>
    <style:style style:name="P7" style:family="paragraph" style:parent-style-name="Standard">
      <style:text-properties officeooo:rsid="001c5770" officeooo:paragraph-rsid="0022fc77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269bb9" fo:background-color="transparent" style:font-name-asian="Liberation Serif1" style:font-name-complex="Liberation Serif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69bb9" fo:background-color="transparent" style:font-name-asian="Liberation Serif1" style:font-name-complex="Liberation Serif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269bb9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269bb9"/>
    </style:style>
    <style:style style:name="P12" style:family="paragraph" style:parent-style-name="Standard">
      <style:paragraph-properties fo:line-height="100%" fo:text-align="start" style:justify-single-word="false"/>
      <style:text-properties officeooo:rsid="00269bb9" officeooo:paragraph-rsid="00269bb9"/>
    </style:style>
    <style:style style:name="P13" style:family="paragraph" style:parent-style-name="Standard">
      <style:paragraph-properties fo:line-height="100%" fo:text-align="start" style:justify-single-word="false"/>
      <style:text-properties officeooo:rsid="001c5770" officeooo:paragraph-rsid="00284096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0284096"/>
    </style:style>
    <style:style style:name="P15" style:family="paragraph" style:parent-style-name="Standard">
      <style:paragraph-properties fo:line-height="100%" fo:text-align="start" style:justify-single-word="false"/>
      <style:text-properties officeooo:rsid="00269bb9" officeooo:paragraph-rsid="00284096"/>
    </style:style>
    <style:style style:name="T1" style:family="text">
      <style:text-properties officeooo:rsid="001d0695"/>
    </style:style>
    <style:style style:name="T2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16b376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28ae5c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33ea33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40cc31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3fcadc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4865d5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4a6122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3a05f2" fo:background-color="transparent" loext:char-shading-value="0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fo:font-weight="normal" officeooo:rsid="004de039" fo:background-color="transparent" loext:char-shading-value="0" style:font-name-asian="Liberation Serif1" style:font-name-complex="Liberation Serif1"/>
    </style:style>
    <style:style style:name="T12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name-complex="Liberation Serif1"/>
    </style:style>
    <style:style style:name="T13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14" style:family="text">
      <style:text-properties style:use-window-font-color="true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5" style:family="text">
      <style:text-properties style:use-window-font-color="true" style:font-name="Liberation Serif1" fo:font-size="12pt" style:text-underline-style="solid" style:text-underline-width="auto" style:text-underline-color="font-color" fo:font-weight="normal" fo:background-color="transparent" loext:char-shading-value="0" style:font-name-asian="Liberation Serif1" style:font-name-complex="Liberation Serif1"/>
    </style:style>
    <style:style style:name="T16" style:family="text">
      <style:text-properties style:use-window-font-color="true" style:font-name="Liberation Serif1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7" style:family="text">
      <style:text-properties style:use-window-font-color="true" style:font-name="Liberation Serif1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8" style:family="text">
      <style:text-properties style:use-window-font-color="true" style:font-name="Liberation Serif1" fo:font-size="12pt" style:text-underline-style="none" fo:font-weight="normal" fo:background-color="transparent" loext:char-shading-value="0" style:font-name-asian="Liberation Serif1" style:font-name-complex="Liberation Serif1"/>
    </style:style>
    <style:style style:name="T19" style:family="text">
      <style:text-properties officeooo:rsid="001d655c"/>
    </style:style>
    <style:style style:name="T20" style:family="text">
      <style:text-properties officeooo:rsid="001f4f0a"/>
    </style:style>
    <style:style style:name="T21" style:family="text">
      <style:text-properties officeooo:rsid="001fd03b"/>
    </style:style>
    <style:style style:name="T22" style:family="text">
      <style:text-properties officeooo:rsid="002017e7"/>
    </style:style>
    <style:style style:name="T23" style:family="text">
      <style:text-properties officeooo:rsid="0020b6bd"/>
    </style:style>
    <style:style style:name="T24" style:family="text">
      <style:text-properties officeooo:rsid="00228980"/>
    </style:style>
    <style:style style:name="T25" style:family="text">
      <style:text-properties officeooo:rsid="0022fc77"/>
    </style:style>
    <style:style style:name="T26" style:family="text">
      <style:text-properties officeooo:rsid="002502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E EDUCAÇÃO CIÊNCIA E TECNOLOGIA DA PARAÍBA -</text:p>
      <text:p text:style-name="P1">CAMPUS CAJAZEIRAS</text:p>
      <text:p text:style-name="P1">CURSO: ANÁLISE E DESENVOLVIMENTO DE SISTEMAS</text:p>
      <text:p text:style-name="P1"/>
      <text:p text:style-name="P1"/>
      <text:p text:style-name="P1"/>
      <text:p text:style-name="P1"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>Trabalho apresentado por alunos do Curso Superior Tecnológico em</text:p>
      <text:p text:style-name="P1">Análise e Desenvolvimento de Sistemas do IFPB – Instituto</text:p>
      <text:p text:style-name="P1">Federal de Educação, Ciência e Tecnologia da Paraíba- Campus Cajazeiras, como nota</text:p>
      <text:p text:style-name="P1">na disciplina Banco de Dados,</text:p>
      <text:p text:style-name="P1">Professor Fabio Gomes de Andra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Sumário</text:p>
      <text:p text:style-name="P1">1 Introdução</text:p>
      <text:p text:style-name="P1">2 Modelo Conceitual</text:p>
      <text:p text:style-name="P1">2.1 Levantamento de Requisitos</text:p>
      <text:p text:style-name="P1">2.2 Diagrama de entidade e relacionamento</text:p>
      <text:p text:style-name="P1">2.3 Dicionário conceitual de dados</text:p>
      <text:p text:style-name="P1">4</text:p>
      <text:p text:style-name="P1">5</text:p>
      <text:p text:style-name="P1">5</text:p>
      <text:p text:style-name="P1">6</text:p>
      <text:p text:style-name="P1">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 Introdução</text:p>
      <text:p text:style-name="P1"/>
      <text:p text:style-name="P1">A correria do dia a dia no comércio acaba, por muitas vezes, deixando o controle de</text:p>
      <text:p text:style-name="P1">informações de último plano. Sistemas de informação beneficiam evidentemente a</text:p>
      <text:p text:style-name="P1">prestação de serviços realizada por um estabelecimento, já que automatizam buscas,</text:p>
      <text:p text:style-name="P1">inserção de dados já armazenados e agilizam controle e realização de atividades. Neste</text:p>
      <text:p text:style-name="P1">trabalho promovemos o gerenciamento da She He, uma loja de vestuário. Lojas como essa</text:p>
      <text:p text:style-name="P1">são caracterizadas pelo controle de entrada e saída de produtos. Assim,</text:p>
      <text:p text:style-name="P1">facilitaremos a consulta de clientes e produtos cadastrados, analisando problemas e</text:p>
      <text:p text:style-name="P1">mantendo a praticidade no uso da ferramenta. O objetivo é evitar perdas de informação,</text:p>
      <text:p text:style-name="P1">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1"/>
      <text:p text:style-name="P1">A loja de vestuário contrata funcionários, dos quais serão armazenados: nome, CPF,</text:p>
      <text:p text:style-name="P1">telefone, endereço, cargo, data de admissão, matrícula e o status. Um fornecedor</text:p>
      <text:p text:style-name="P1">disponibiliza produtos, que são comprados pela loja. Para cada fornecedor, armazena-se o</text:p>
      <text:p text:style-name="P1">nome, telefone, endereço e o CNPJ. Para cada produto, são armazenados dados como:</text:p>
      <text:p text:style-name="P1">código, preço, nome, tamanho da peça e o status. Para cada compra realizada ao</text:p>
      <text:p text:style-name="P1">fornecedor, são salvos a data, o código do produto, o valor e a quantidade adquirida <text:span text:style-name="T19">pela loja</text:span>.</text:p>
      <text:p text:style-name="P1">A venda de produtos a clientes será armazenada. Clientes cadastrados têm seu</text:p>
      <text:p text:style-name="P1">nome, CPF, telefone, código exclusivo e e-mail armazenados. As informações da venda</text:p>
      <text:p text:style-name="P1">também precisam ser salvas, registra-se a data, hora e valor total. Caso o cliente pague à</text:p>
      <text:p text:style-name="P1">vista, nenhuma informação é acrescentada, porém, se for no cartão, o número do cartão e</text:p>
      <text:p text:style-name="P1">a bandeira são coletados, junto com a quantidade de prestações. Esse processo de</text:p>
      <text:p text:style-name="P1">venda é atendido pelo funcionário. O pagamento do salário de cada funcionário também</text:p>
      <text:p text:style-name="P1">será controlado, para cada salário pago serão armazenados o valor, a data e o horário do</text:p>
      <text:p text:style-name="P1">evento.</text:p>
      <text:p text:style-name="P1">As despesas e entradas financeiras da loja serão armazenadas para que promova um</text:p>
      <text:p text:style-name="P1">melhor controle. Despesas podem ser determinadas pela compra de produtos a</text:p>
      <text:p text:style-name="P1">fornecedores e pelo pagamento do salário a funcionários. Entradas são determinadas pela</text:p>
      <text:p text:style-name="P1">venda de produtos a clientes. Para cada ocorrência de um destes, armazena-se a data e o</text:p>
      <text:p text:style-name="P1">valor.</text:p>
      <text:p text:style-name="P1">De acordo com os dados citados acima, a entrada financeira do estabelecimento pode</text:p>
      <text:p text:style-name="P1">ser dada pelo valor adquirido em cada venda. Como a data é salva, a entrada de cada mês</text:p>
      <text:p text:style-name="P1">pode ser consultada, ajudando a criar estimativas e comparar dados entre os meses. Assim,</text:p>
      <text:p text:style-name="P1">a dona da loja pode analisar quais os motivos para tal ganho, evitando prejuízos nos</text:p>
      <text:p text:style-name="P1">próximos meses.</text:p>
      <text:p text:style-name="P2">Os funcionários devem estar agrupados para facilitar a identificação de seus dados.</text:p>
      <text:p text:style-name="P2">É interessante para o estabelecimento que periodicamente sejam levantados quais produtos atraem mais clientes, consequentemente serão os mais pedidos aos fornecedores.</text:p>
      <text:p text:style-name="P1">Ainda no que se diz respeito a funcionários, o status do mesmo é necessário para</text:p>
      <text:p text:style-name="P1">manter dados históricos da loja. Assim, caso um funcionário seja recontratado, os dados</text:p>
      <text:p text:style-name="P1">podem ser resgatados.</text:p>
      <text:p text:style-name="P1">A respeito dos clientes cadastrados, é importante também ter acesso rápido a seu e-</text:p>
      <text:p text:style-name="P1">mail ou seu telefone, por tanto, ao enviar o código de cadastro do cliente, deve-se retornar</text:p>
      <text:p text:style-name="P1">os dados do mesmo.</text:p>
      <text:p text:style-name="P1">Deve-se manter um monitoramento a respeito dos produtos, o atributo status é</text:p>
      <text:p text:style-name="P1">importante para saber se o mesmo está ou não disponível na loja. Caso o produto esteja</text:p>
      <text:p text:style-name="P1"><text:soft-page-break/>disponível, a venda ocorre mais rapidamente, caso contrário, há o conhecimento acerca de</text:p>
      <text:p text:style-name="P1">futuras compras a fornecedores.</text:p>
      <text:p text:style-name="P1">A dona do estabelecimento preza muito pelo bom atendimento ao cliente, pensando</text:p>
      <text:p text:style-name="P1">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 Diagrama</text:p>
      <text:p text:style-name="P1"/>
      <text:p text:style-name="P1">Figura 1: Diagrama de entidade e relacionamen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3 Dicionário conceitual de dados</text:p>
      <text:p text:style-name="P1"/>
      <text:p text:style-name="P1">Entidade Pessoa:</text:p>
      <text:p text:style-name="P1">Generalização total e compartilhada para Cliente e Funcionário, armazena informações</text:p>
      <text:p text:style-name="P1">em comum entre essas duas entidades, ou seja, dados gerais.</text:p>
      <text:p text:style-name="P1">Atributos:</text:p>
      <text:p text:style-name="P1">• Nome: armazena o nome da pessoa.</text:p>
      <text:p text:style-name="P1">• CPF: armazena o número do CPF da pessoa.</text:p>
      <text:p text:style-name="P1">• Telefone: armazena o número principal da pessoa.</text:p>
      <text:p text:style-name="P1">Relacionamentos:</text:p>
      <text:p text:style-name="P1">Não há relacionamentos.</text:p>
      <text:p text:style-name="P1"/>
      <text:p text:style-name="P1">Entidade Funcionário:</text:p>
      <text:p text:style-name="P1">Se trata de uma especialização da entidade Pessoa, armazena dados específicos de um</text:p>
      <text:p text:style-name="P1">funcionário.</text:p>
      <text:p text:style-name="P1">Atributos:</text:p>
      <text:p text:style-name="P1">• Cargo: salva o cargo exercido pelo funcionário na loja.</text:p>
      <text:p text:style-name="P1">• Status: armazena se o funcionário está trabalhando no estabelecimento ou se já foi</text:p>
      <text:p text:style-name="P1">demitido.</text:p>
      <text:p text:style-name="P1">• DataAdmissao: armazena a data de admissão do funcionário.</text:p>
      <text:p text:style-name="P1">• Endereço: armazena o endereço do funcionário, é composto por: rua, bairro e</text:p>
      <text:p text:style-name="P1">cidade.</text:p>
      <text:p text:style-name="P1">Relacionamentos:</text:p>
      <text:p text:style-name="P1">• recebe: Uma relação entre as entidades Funcionário e Salário. Um funcionário cadastrado no banco recebe zero ou vários</text:p>
      <text:p text:style-name="P1">salários, mas um salário só pode ser recebido apenas por um funcionário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1"/>
      <text:p text:style-name="P1">Entidade Cliente:</text:p>
      <text:p text:style-name="P1">Especificação da entidade Pessoa, armazena dados que especificam um cliente</text:p>
      <text:p text:style-name="P1">cadastrado.</text:p>
      <text:p text:style-name="P1">Atributos:</text:p>
      <text:p text:style-name="P1">• E-mail: armazena o e-mail do cliente.</text:p>
      <text:p text:style-name="P1">Relacionamentos:</text:p>
      <text:p text:style-name="P1">• efetua: Uma relação entre Cliente e Venda. Um cliente cadastrado pode realizar</text:p>
      <text:p text:style-name="P1">zero ou muitas vendas, mas uma venda só pode ser realizada por um cliente.</text:p>
      <text:p text:style-name="P1"/>
      <text:p text:style-name="P1">Entidade Fornecedor:</text:p>
      <text:p text:style-name="P1">Armazena os dados que serão tratados de um fornecedor.</text:p>
      <text:p text:style-name="P1">Atributos:</text:p>
      <text:p text:style-name="P1">• Nome: armazena o nome do fornecedor.</text:p>
      <text:p text:style-name="P1">• CNPJ: armazena o número do CNPJ do fornecedor.</text:p>
      <text:p text:style-name="P1">• Endereço: armazena o endereço do fornecedor, composto por: rua, bairro e cidade.</text:p>
      <text:p text:style-name="P1">• Telefone: armazena o número principal de telefone do fornecedor.</text:p>
      <text:p text:style-name="P1">Relacionamentos:</text:p>
      <text:p text:style-name="P1">• realiza: Relação entre Fornecedor e Compra, armazena o horário em que a compra</text:p>
      <text:p text:style-name="P1">foi realizada. Um fornecedor pode realizar zero ou várias compras da loja, e cada</text:p>
      <text:p text:style-name="P1">compra cadastrada será apenas de um fornecedor.</text:p>
      <text:p text:style-name="P1"/>
      <text:p text:style-name="P1"/>
      <text:p text:style-name="P1"><text:soft-page-break/>Entidade Venda</text:p>
      <text:p text:style-name="P1">Armazena os dados gerais de uma venda.</text:p>
      <text:p text:style-name="P1">Atributos:</text:p>
      <text:p text:style-name="P1">• Data: armazena a data em que a venda foi realizada.</text:p>
      <text:p text:style-name="P1">• Hora: armazena a hora da venda.</text:p>
      <text:p text:style-name="P1">• Total: armazena o valor total da ven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>• efetua: Uma relação entre Venda e Cliente. Um cliente cadastrado pode realizar</text:p>
      <text:p text:style-name="P1">zero ou muitas vendas, mas uma venda só pode ser realizada por um cliente.</text:p>
      <text:p text:style-name="P1">• p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4">•<text:span text:style-name="T21">compõe: Relacionamento entre Produto e Venda. //EDITAR AQUI após arrumar diagrama</text:span></text:p>
      <text:p text:style-name="P1"/>
      <text:p text:style-name="P1">Entidade Produto</text:p>
      <text:p text:style-name="P1">Armazena os dados de um produto.</text:p>
      <text:p text:style-name="P1">Atributos:</text:p>
      <text:p text:style-name="P1">• Código: armazena o código do produto.</text:p>
      <text:p text:style-name="P1">• Tamanho: armazena o tamanho do produto.</text:p>
      <text:p text:style-name="P1">• Status: armazena o status do produto, se está disponível ou não.</text:p>
      <text:p text:style-name="P1">• Nome: armazena o nome do produto.</text:p>
      <text:p text:style-name="P1">• Preço<text:span text:style-name="T20">Venda</text:span>: armazena o preço <text:span text:style-name="T20">atualizado para venda</text:span> do produto.</text:p>
      <text:p text:style-name="P1">Relacionamentos:</text:p>
      <text:p text:style-name="P1">• estoca: Relação entre Compra e Produto. A compra pode ser de um a muitos produtos, de mesma forma, o produto provém de uma ou mais compras. <text:s/><text:span text:style-name="T23">O relacionamento possui dois atributos: </text:span></text:p>
      <text:p text:style-name="P6"><text:tab/>•<text:span text:style-name="T23">Quantidade: Armazena a quantidade de produtos comprados.</text:span></text:p>
      <text:p text:style-name="P6"><text:tab/>•<text:span text:style-name="T23">PreçoUnitário: Armazena o Preço para cada unidade no momento da compra.</text:span></text:p>
      <text:p text:style-name="P5">•<text:span text:style-name="T22">compõe: Relacionamento entre Venda e Produto. //EDITAR AQUI</text:span></text:p>
      <text:p text:style-name="P1"/>
      <text:p text:style-name="P1">Entidade Compra</text:p>
      <text:p text:style-name="P1">Armazena os dados da compra de produtos de um fornecedor.</text:p>
      <text:p text:style-name="P1">Atributos:</text:p>
      <text:p text:style-name="P1">• Valor: armazena o valor do produto comprado.</text:p>
      <text:p text:style-name="P1">• CodProduto: armazena o código do produto comprado.</text:p>
      <text:p text:style-name="P1">• Quantidade: armazena a quantidade comprada daquele produto em específico.</text:p>
      <text:p text:style-name="P1">Relacionamento:</text:p>
      <text:p text:style-name="P1">• estoca: Relação entre Compra e Produto. A compra pode ser de um a muitos</text:p>
      <text:p text:style-name="P1">produtos, de mesma forma, o produto provém de uma ou mais compras. <text:span text:style-name="T23">O relacionamento possui dois atributos: </text:span></text:p>
      <text:p text:style-name="P6"><text:tab/>•<text:span text:style-name="T23">Quantidade: Armazena a quantidade de produtos comprados.</text:span></text:p>
      <text:p text:style-name="P6"><text:tab/>•<text:span text:style-name="T23">PreçoUnitário: Armazena o Preço para cada unidade no momento da compra.</text:span></text:p>
      <text:p text:style-name="P1">• realiza: Relação entre Fornecedor e Compra, armazena o horário em que a</text:p>
      <text:p text:style-name="P1">compra foi realizada. Um fornecedor pode realizar zero ou várias compras, e cada</text:p>
      <text:p text:style-name="P1">compra cadastrada será apenas de um fornecedor.</text:p>
      <text:p text:style-name="P1">• produz: Relação entre Compra e Despesa. Uma compra pode produzir apenas</text:p>
      <text:p text:style-name="P1">uma despesa, mas uma despesa pode ser produto de várias compras.</text:p>
      <text:p text:style-name="P1"/>
      <text:p text:style-name="P1">Entidade CartaoCredito</text:p>
      <text:p text:style-name="P1"><text:soft-page-break/>Armazena os dados da compra por um cartão de crédito</text:p>
      <text:p text:style-name="P1">Atributos:</text:p>
      <text:p text:style-name="P1">• Bandeira: armazena a bandeira do cartão.</text:p>
      <text:p text:style-name="P1">• Número: armazena o número do cartão.</text:p>
      <text:p text:style-name="P1">Relacionamentos:</text:p>
      <text:p text:style-name="P1">•<text:span text:style-name="T1">p</text:span>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/>
      <text:p text:style-name="P1">Entidade Despesa</text:p>
      <text:p text:style-name="P1">Armazena as despesas da loja em compras e salários.</text:p>
      <text:p text:style-name="P1">Atributos:</text:p>
      <text:p text:style-name="P1">• Data: armazena as datas das despesas.</text:p>
      <text:p text:style-name="P1">• Valor: armazena o valor de cada despesa.</text:p>
      <text:p text:style-name="P1">Relacionamentos:</text:p>
      <text:p text:style-name="P1">• produz: Relação entre Compra e Despesa. Uma compra pode gerar apenas uma</text:p>
      <text:p text:style-name="P1">despesa, mas uma despesa pode ser gerada por várias compras.</text:p>
      <text:p text:style-name="P1">• gera: Relação entre Despesa e Salário. Um salário <text:span text:style-name="T24">gera uma despesa, uma despesa é gerada por um salário.</text:span></text:p>
      <text:p text:style-name="P1"/>
      <text:p text:style-name="P1">Entidade Entrada</text:p>
      <text:p text:style-name="P1">Armazena a entrada de uma venda.</text:p>
      <text:p text:style-name="P1">Atributos:</text:p>
      <text:p text:style-name="P1">• Data: armazena a data da entrada da venda.</text:p>
      <text:p text:style-name="P1">• Valor: armazena o valor de cada entra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/>
      <text:p text:style-name="P1">Entidade Salário</text:p>
      <text:p text:style-name="P1">Armazena dados de um salário.</text:p>
      <text:p text:style-name="P1">Atributos:</text:p>
      <text:p text:style-name="P2">• <text:s/>Data: armazena a data do pagamento.</text:p>
      <text:p text:style-name="P2">• <text:s/>Valor: armazena o valor do pagamento.</text:p>
      <text:p text:style-name="P7">• <text:s/><text:span text:style-name="T25">Hora: armazena o horário em que o pagamento foi realizado.</text:span></text:p>
      <text:p text:style-name="P1">Relacionamentos:</text:p>
      <text:p text:style-name="P2">• <text:s/>recebe: Relação entre Salário e a entidade Funcionário. Cada</text:p>
      <text:p text:style-name="P1">salário só pode ser pago a um funcionário, e cada funcionário cadastrado pode</text:p>
      <text:p text:style-name="P1">receber zero ou mais salários.</text:p>
      <text:p text:style-name="P2">• <text:s/>gera: Relação entre Salário e Despesa. Cada salário gera uma despesa, e cada</text:p>
      <text:p text:style-name="P1">despesa <text:span text:style-name="T26">é gerada por um salário.</text:span></text:p>
      <text:p text:style-name="P9"/>
      <text:p text:style-name="P8">3 Modelo Logico</text:p>
      <text:p text:style-name="P8">3.1 Mapeamento Entidade-Relacionamento</text:p>
      <text:p text:style-name="P10"/>
      <text:p text:style-name="P14"><text:span text:style-name="T12">Pessoa</text:span><text:span text:style-name="T2">=(</text:span><text:span text:style-name="T14">CPF,</text:span><text:span text:style-name="T2"> Nome, Telefone);</text:span></text:p>
      <text:p text:style-name="P14"><text:span text:style-name="T12">Funcionario</text:span><text:span text:style-name="T2">=(</text:span><text:span text:style-name="T14">CPFPessoa</text:span><text:span text:style-name="T2">, Cargo, DataAdmissao, Status,</text:span><text:span text:style-name="T16"> Bairro, Rua, Cidade</text:span><text:span text:style-name="T2">);</text:span></text:p>
      <text:p text:style-name="P14"><text:span text:style-name="T12">Cliente</text:span><text:span text:style-name="T2">=(</text:span><text:span text:style-name="T14">CPFPessoa</text:span><text:span text:style-name="T2">, e-mail);</text:span></text:p>
      <text:p text:style-name="P14"><text:span text:style-name="T12">Salario</text:span><text:span text:style-name="T2">=</text:span><text:span text:style-name="T14">(CodSalario, </text:span><text:span text:style-name="T2">Valor, Funcionario, Hora, </text:span><text:span text:style-name="T3">CodDespesa</text:span><text:span text:style-name="T2">); //</text:span><text:span text:style-name="T6">tirar data de salaio</text:span></text:p>
      <text:p text:style-name="P14"><text:span text:style-name="T12">Fornecedor</text:span><text:span text:style-name="T2">=(</text:span><text:span text:style-name="T14">CNPJ</text:span><text:span text:style-name="T2">, Nome, Telefone</text:span><text:span text:style-name="T18">, </text:span><text:span text:style-name="T16">Cidade, Rua, Bairro</text:span><text:span text:style-name="T2">);</text:span></text:p>
      <text:p text:style-name="P14"><text:span text:style-name="T12">Despesa</text:span><text:span text:style-name="T2">=(</text:span><text:span text:style-name="T14">CodDespesa,</text:span><text:span text:style-name="T2">Valor, Data);</text:span></text:p>
      <text:p text:style-name="P14"><text:span text:style-name="T12">Compra</text:span><text:span text:style-name="T2">=(</text:span><text:span text:style-name="T14">CodCompra</text:span><text:span text:style-name="T2">, Quantidade, Fornecedor, Hora, CodDespesa)</text:span><text:span text:style-name="T4">;</text:span></text:p>
      <text:p text:style-name="P14"><text:soft-page-break/><text:span text:style-name="T12">CompraProduto</text:span><text:span text:style-name="T2">=(</text:span><text:span text:style-name="T14">CodProduto, CodCompra,</text:span><text:span text:style-name="T17"> Quantidade, PrecoUnitario</text:span><text:span text:style-name="T2">); </text:span><text:span text:style-name="T7">←-Nessa aqui falta colocar nas tabelas os att Quantidade e PrecoUnitario</text:span></text:p>
      <text:p text:style-name="P14"><text:span text:style-name="T12">Produto</text:span><text:span text:style-name="T2">=(</text:span><text:span text:style-name="T14">Codigo,</text:span><text:span text:style-name="T2"> Tamanho, Status, Nome, Preço</text:span><text:span text:style-name="T5">Venda</text:span><text:span text:style-name="T2">);</text:span></text:p>
      <text:p text:style-name="P14"><text:span text:style-name="T12">Venda</text:span><text:span text:style-name="T2">=(</text:span><text:span text:style-name="T14">CodVenda</text:span><text:span text:style-name="T2">, Hora, Funcionario, Cliente, </text:span><text:span text:style-name="T8">CodEntrada</text:span><text:span text:style-name="T2">); </text:span><text:span text:style-name="T9">←-rever pq mudei coisas</text:span></text:p>
      <text:p text:style-name="P15"><text:span text:style-name="T13">VendaProduto</text:span><text:span text:style-name="T2">=(</text:span><text:span text:style-name="T15">CodProduto, CodVenda</text:span><text:span text:style-name="T2">, Quantidade, PrecoUnitario)</text:span><text:span text:style-name="T10">;</text:span></text:p>
      <text:p text:style-name="P14"><text:span text:style-name="T12">Entrada</text:span><text:span text:style-name="T2">=</text:span><text:span text:style-name="T14">(CodEntrada, </text:span><text:span text:style-name="T2">Valor, Data); </text:span><text:span text:style-name="T9">←-rever pq mudei coisas</text:span></text:p>
      <text:p text:style-name="P14"><text:span text:style-name="T12">CartaoCredito</text:span><text:span text:style-name="T2">=(</text:span><text:span text:style-name="T14">Numero</text:span><text:span text:style-name="T2">, Bandeira); </text:span><text:span text:style-name="T11">←-Rever no sql</text:span></text:p>
      <text:p text:style-name="P13"><text:span text:style-name="T12">VendaCartao</text:span><text:span text:style-name="T2">=(</text:span><text:span text:style-name="T14">NumCartao, CodVenda,</text:span><text:span text:style-name="T2"> NumParcelas);</text:span></text:p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52:04.941378758</meta:creation-date>
    <dc:date>2018-09-10T06:56:04.366509622</dc:date>
    <meta:editing-duration>PT1H20M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0" meta:paragraph-count="225" meta:word-count="1819" meta:character-count="11653" meta:non-whitespace-character-count="10045"/>
  </office:meta>
</office:document-meta>
</file>